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666666" draw:marker-start-width="0.252cm" draw:marker-end-width="0.252cm" draw:fill-color="#ffffff" draw:textarea-horizontal-align="justify" draw:textarea-vertical-align="middle" draw:auto-grow-height="false" fo:min-height="6.116cm" fo:min-width="20.05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Dashed_20__28_var_29_" svg:stroke-width="0.035cm" svg:stroke-color="#666666" draw:marker-start-width="0.252cm" draw:marker-end-width="0.252cm" draw:fill-color="#ffffff" draw:textarea-horizontal-align="justify" draw:textarea-vertical-align="middle" draw:auto-grow-height="false" fo:min-height="3.016cm" fo:min-width="20.066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Dashed_20__28_var_29_" svg:stroke-width="0.035cm" svg:stroke-color="#666666" draw:marker-start-width="0.252cm" draw:marker-end-width="0.252cm" draw:fill-color="#ffffff" draw:textarea-horizontal-align="justify" draw:textarea-vertical-align="middle" draw:auto-grow-height="false" fo:min-height="3.916cm" fo:min-width="20.066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846cm" fo:min-width="1.706cm" fo:padding-top="0.142cm" fo:padding-bottom="0.142cm" fo:padding-left="0.267cm" fo:padding-right="0.267cm"/>
    </style:style>
    <style:style style:name="gr5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476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1.476cm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766cm" fo:padding-top="0.142cm" fo:padding-bottom="0.142cm" fo:padding-left="0.267cm" fo:padding-right="0.267cm"/>
    </style:style>
    <style:style style:name="gr8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766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ffffff" draw:textarea-horizontal-align="justify" draw:textarea-vertical-align="middle" draw:auto-grow-height="false" fo:min-height="0.646cm" fo:min-width="1.596cm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2.466cm" fo:padding-top="0.142cm" fo:padding-bottom="0.142cm" fo:padding-left="0.267cm" fo:padding-right="0.267cm"/>
    </style:style>
    <style:style style:name="gr14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776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1.476cm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9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066cm" fo:padding-top="0.142cm" fo:padding-bottom="0.142cm" fo:padding-left="0.267cm" fo:padding-right="0.267cm"/>
    </style:style>
    <style:style style:name="gr20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0.876cm" fo:padding-top="0.142cm" fo:padding-bottom="0.142cm" fo:padding-left="0.267cm" fo:padding-right="0.267cm"/>
    </style:style>
    <style:style style:name="gr2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0.876cm" fo:padding-top="0.142cm" fo:padding-bottom="0.142cm" fo:padding-left="0.267cm" fo:padding-right="0.267cm"/>
    </style:style>
    <style:style style:name="gr22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166cm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1.766cm" fo:padding-top="0.142cm" fo:padding-bottom="0.142cm" fo:padding-left="0.267cm" fo:padding-right="0.267cm"/>
    </style:style>
    <style:style style:name="gr24" style:family="graphic" style:parent-style-name="objectwithoutfill">
      <style:graphic-properties draw:stroke="dash" draw:stroke-dash="Dashed_20__28_var_29_" draw:marker-start="Arrow" draw:marker-end="Arrow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907cm"/>
    </style:style>
    <style:style style:name="gr29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-color="#ffffff" draw:textarea-horizontal-align="justify" draw:textarea-vertical-align="middle" draw:auto-grow-height="false" fo:min-height="1.016cm" fo:min-width="1.476cm" fo:padding-top="0.151cm" fo:padding-bottom="0.151cm" fo:padding-left="0.276cm" fo:padding-right="0.276cm"/>
    </style:style>
    <style:style style:name="gr30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14.43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9cm" fo:min-width="5.844cm"/>
    </style:style>
    <style:style style:name="gr3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866cm" fo:padding-top="0.142cm" fo:padding-bottom="0.142cm" fo:padding-left="0.267cm" fo:padding-right="0.267cm"/>
    </style:style>
    <style:style style:name="gr35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ffffff" draw:opacity="50%" draw:opacity-name="" draw:textarea-horizontal-align="justify" draw:textarea-vertical-align="middle" draw:auto-grow-height="false" fo:min-height="0.716cm" fo:min-width="1.476cm" fo:padding-top="0.177cm" fo:padding-bottom="0.177cm" fo:padding-left="0.302cm" fo:padding-right="0.30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fo:font-weight="normal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DejaVu Sans" fo:font-size="14pt" fo:font-weight="bold"/>
    </style:style>
    <style:style style:name="P8" style:family="paragraph">
      <loext:graphic-properties draw:fill="none" draw:fill-color="#ffffff"/>
      <style:text-properties style:font-name="Courier New1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Courier New1" fo:font-size="22pt" fo:font-weight="bold"/>
    </style:style>
    <style:style style:name="P10" style:family="paragraph">
      <loext:graphic-properties draw:fill="none" draw:fill-color="#ffffff"/>
      <style:text-properties style:font-name="Courier New1" fo:font-size="12pt" fo:font-weight="bold"/>
    </style:style>
    <style:style style:name="P11" style:family="paragraph">
      <loext:graphic-properties draw:fill-color="#ffffff" draw:opacity="50%"/>
      <style:paragraph-properties fo:text-align="center"/>
      <style:text-properties fo:font-size="12pt" fo:font-weight="bold"/>
    </style:style>
    <style:style style:name="T1" style:family="text">
      <style:text-properties fo:font-size="12pt" fo:font-weight="normal"/>
    </style:style>
    <style:style style:name="T2" style:family="text">
      <style:text-properties fo:font-size="12pt"/>
    </style:style>
    <style:style style:name="T3" style:family="text">
      <style:text-properties fo:font-size="12pt" fo:font-weight="bold"/>
    </style:style>
    <style:style style:name="T4" style:family="text">
      <style:text-properties style:font-name="DejaVu Sans" fo:font-size="14pt" fo:font-weight="bold"/>
    </style:style>
    <style:style style:name="T5" style:family="text">
      <style:text-properties style:font-name="DejaVu Sans" fo:font-size="14pt" fo:font-weight="bold" style:font-size-asian="16pt" style:font-size-complex="16pt"/>
    </style:style>
    <style:style style:name="T6" style:family="text">
      <style:text-properties style:font-name="Courier New1" fo:font-weight="bold" style:font-weight-asian="bold" style:font-weight-complex="bold"/>
    </style:style>
    <style:style style:name="T7" style:family="text">
      <style:text-properties style:font-name="Courier New1" fo:font-size="22pt" fo:font-weight="bold"/>
    </style:style>
    <style:style style:name="T8" style:family="text">
      <style:text-properties style:font-name="Courier New1" fo:font-size="22pt" fo:font-weight="bold" style:font-size-asian="22pt" style:font-size-complex="22pt"/>
    </style:style>
    <style:style style:name="T9" style:family="text">
      <style:text-properties style:font-name="Courier New1" fo:font-size="12pt" style:text-underline-style="solid" style:text-underline-width="auto" style:text-underline-color="font-color" fo:font-weight="bold"/>
    </style:style>
    <style:style style:name="T10" style:family="text">
      <style:text-properties style:font-name="Courier New1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84cm" svg:height="6.4cm" svg:x="3.4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6cm" svg:height="3.3cm" svg:x="3.4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6cm" svg:height="4.2cm" svg:x="3.4cm" svg:y="1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2.31cm" svg:height="1.2cm" svg:x="5.29cm" svg:y="13.5cm">
          <text:p text:style-name="P2"><text:span text:style-name="T1">Voltage</text:span></text:p>
          <text:p text:style-name="P2"><text:span text:style-name="T1">Regul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2.01cm" svg:height="1cm" svg:x="5.59cm" svg:y="9.7cm">
          <text:p text:style-name="P2"><text:span text:style-name="T2">Load</text:span></text:p>
          <text:p text:style-name="P2"><text:span text:style-name="T2">Switch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2.01cm" svg:height="1.2cm" svg:x="7.29cm" svg:y="15.2cm">
          <text:p text:style-name="P2"><text:span text:style-name="T2">Battery</text:span></text:p>
          <text:p text:style-name="P2"><text:span text:style-name="T2">Charg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9" draw:id="id19" draw:layer="layout" svg:width="2.3cm" svg:height="1cm" svg:x="22.8cm" svg:y="7.1cm">
          <text:p text:style-name="P2"><text:span text:style-name="T2">RJ45</text:span></text:p>
          <text:p text:style-name="P2"><text:span text:style-name="T2">Connecto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3cm" svg:height="1cm" svg:x="22.8cm" svg:y="8.8cm">
          <text:p text:style-name="P2"><text:span text:style-name="T2">RJ45</text:span></text:p>
          <text:p text:style-name="P2"><text:span text:style-name="T2">Connector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2.3cm" svg:height="1cm" svg:x="2.2cm" svg:y="13.6cm">
          <text:p text:style-name="P2"><text:span text:style-name="T2">DC In</text:span></text:p>
          <text:p text:style-name="P2"><text:span text:style-name="T2">Connecto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" draw:id="id4" draw:layer="layout" svg:width="2.2cm" svg:height="1cm" svg:x="10.905cm" svg:y="15.3cm">
          <text:p text:style-name="P2"><text:span text:style-name="T3">Battery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4.5cm" svg:y1="14.1cm" svg:x2="5.29cm" svg:y2="14.1cm" draw:start-shape="id1" draw:start-glue-point="1" draw:end-shape="id2" draw:end-glue-point="3" svg:d="M4500 14100h790" svg:viewBox="0 0 791 1">
          <text:p/>
        </draw:connector>
        <draw:connector draw:style-name="gr11" draw:text-style-name="P6" draw:layer="layout" svg:x1="6.445cm" svg:y1="14.7cm" svg:x2="7.29cm" svg:y2="15.8cm" draw:start-shape="id2" draw:start-glue-point="2" draw:end-shape="id3" svg:d="M6445 14700v1100h845" svg:viewBox="0 0 846 1101">
          <text:p/>
        </draw:connector>
        <draw:connector draw:style-name="gr11" draw:text-style-name="P6" draw:layer="layout" svg:x1="9.3cm" svg:y1="15.8cm" svg:x2="10.905cm" svg:y2="15.8cm" draw:start-shape="id3" draw:start-glue-point="1" draw:end-shape="id4" svg:d="M9300 15800h1605" svg:viewBox="0 0 1606 1">
          <text:p/>
        </draw:connector>
        <draw:connector draw:style-name="gr12" draw:text-style-name="P6" draw:layer="layout" svg:x1="12.005cm" svg:y1="15.3cm" svg:x2="12.005cm" svg:y2="3.8cm" draw:start-shape="id4" draw:start-glue-point="0" draw:end-shape="id5" svg:d="M12005 15300v-11500" svg:viewBox="0 0 1 11501">
          <text:p/>
        </draw:connector>
        <draw:connector draw:style-name="gr11" draw:text-style-name="P6" draw:layer="layout" svg:x1="7.6cm" svg:y1="10.2cm" svg:x2="8.295cm" svg:y2="15.2cm" draw:start-shape="id6" draw:start-glue-point="1" draw:end-shape="id3" draw:end-glue-point="0" svg:d="M7600 10200h695v5000" svg:viewBox="0 0 696 5001">
          <text:p/>
        </draw:connector>
        <draw:custom-shape draw:style-name="gr13" draw:text-style-name="P4" xml:id="id10" draw:id="id10" draw:layer="layout" svg:width="3cm" svg:height="1cm" svg:x="6.8cm" svg:y="2.8cm">
          <text:p text:style-name="P2"><text:span text:style-name="T2">Application</text:span></text:p>
          <text:p text:style-name="P2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7" draw:id="id7" draw:layer="layout" svg:width="2.31cm" svg:height="1cm" svg:x="2.19cm" svg:y="8.8cm">
          <text:p text:style-name="P2"><text:span text:style-name="T2">USB-OTG</text:span></text:p>
          <text:p text:style-name="P2"><text:span text:style-name="T2">Connector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4.5cm" svg:y1="9.3cm" svg:x2="5.59cm" svg:y2="10.2cm" draw:start-shape="id7" draw:start-glue-point="1" draw:end-shape="id6" svg:d="M4500 9300h545v900h545" svg:viewBox="0 0 1091 901">
          <text:p/>
        </draw:connector>
        <draw:custom-shape draw:style-name="gr5" draw:text-style-name="P4" draw:layer="layout" svg:width="2.01cm" svg:height="1cm" svg:x="13.39cm" svg:y="9.3cm">
          <text:p text:style-name="P2"><text:span text:style-name="T2">Voltage</text:span></text:p>
          <text:p text:style-name="P2"><text:span text:style-name="T2">Regul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3" draw:id="id13" draw:layer="layout" svg:width="2.01cm" svg:height="1cm" svg:x="13.39cm" svg:y="8.1cm">
          <text:p text:style-name="P2"><text:span text:style-name="T1">Voltage</text:span></text:p>
          <text:p text:style-name="P2"><text:span text:style-name="T1">Regul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1" draw:id="id11" draw:layer="layout" svg:width="2.01cm" svg:height="1cm" svg:x="13.39cm" svg:y="6.9cm">
          <text:p text:style-name="P2"><text:span text:style-name="T2">Voltage</text:span></text:p>
          <text:p text:style-name="P2"><text:span text:style-name="T2">Regul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01cm" svg:height="1cm" svg:x="13.4cm" svg:y="10.5cm">
          <text:p text:style-name="P2"><text:span text:style-name="T2">Voltage</text:span></text:p>
          <text:p text:style-name="P2"><text:span text:style-name="T2">Regulator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5.4cm" svg:y1="9.8cm" svg:x2="18.3cm" svg:y2="9.8cm">
          <text:p/>
        </draw:line>
        <draw:line draw:style-name="gr10" draw:text-style-name="P6" draw:layer="layout" svg:x1="15.4cm" svg:y1="11cm" svg:x2="19.1cm" svg:y2="11cm">
          <text:p/>
        </draw:line>
        <draw:custom-shape draw:style-name="gr15" draw:text-style-name="P4" xml:id="id20" draw:id="id20" draw:layer="layout" svg:width="2.01cm" svg:height="1.2cm" svg:x="15.6cm" svg:y="15.2cm">
          <text:p text:style-name="P2"><text:span text:style-name="T2">Battery</text:span></text:p>
          <text:p text:style-name="P2"><text:span text:style-name="T2">Charger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2cm" svg:y1="7.4cm" svg:x2="13.4cm" svg:y2="7.4cm">
          <text:p/>
        </draw:line>
        <draw:line draw:style-name="gr12" draw:text-style-name="P6" draw:layer="layout" svg:x1="12cm" svg:y1="8.6cm" svg:x2="13.4cm" svg:y2="8.6cm">
          <text:p/>
        </draw:line>
        <draw:line draw:style-name="gr12" draw:text-style-name="P6" draw:layer="layout" svg:x1="12cm" svg:y1="9.8cm" svg:x2="13.4cm" svg:y2="9.8cm">
          <text:p/>
        </draw:line>
        <draw:line draw:style-name="gr12" draw:text-style-name="P6" draw:layer="layout" svg:x1="12cm" svg:y1="11cm" svg:x2="13.4cm" svg:y2="11cm">
          <text:p/>
        </draw:line>
        <draw:custom-shape draw:style-name="gr5" draw:text-style-name="P4" xml:id="id8" draw:id="id8" draw:layer="layout" svg:width="2.01cm" svg:height="1cm" svg:x="8.69cm" svg:y="7.6cm">
          <text:p text:style-name="P2"><text:span text:style-name="T2">Voltage</text:span></text:p>
          <text:p text:style-name="P2"><text:span text:style-name="T2">Regulator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2cm" svg:y1="8.1cm" svg:x2="10.7cm" svg:y2="8.1cm">
          <text:p/>
        </draw:line>
        <draw:custom-shape draw:style-name="gr5" draw:text-style-name="P4" xml:id="id9" draw:id="id9" draw:layer="layout" svg:width="2.01cm" svg:height="1cm" svg:x="5.59cm" svg:y="7.6cm">
          <text:p text:style-name="P2"><text:span text:style-name="T2">Load</text:span></text:p>
          <text:p text:style-name="P2"><text:span text:style-name="T2">Switch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draw:type="line" svg:x1="8.69cm" svg:y1="8.1cm" svg:x2="7.6cm" svg:y2="8.1cm" draw:start-shape="id8" draw:start-glue-point="3" draw:end-shape="id9" svg:d="M8690 8100h-1090" svg:viewBox="0 0 1091 1">
          <text:p/>
        </draw:connector>
        <draw:connector draw:style-name="gr11" draw:text-style-name="P6" draw:layer="layout" svg:x1="5.59cm" svg:y1="8.1cm" svg:x2="4.5cm" svg:y2="9.3cm" draw:start-shape="id9" draw:start-glue-point="3" draw:end-shape="id7" svg:d="M5590 8100h-545v1200h-545" svg:viewBox="0 0 1091 1201">
          <text:p/>
        </draw:connector>
        <draw:frame draw:style-name="gr17" draw:text-style-name="P7" draw:layer="layout" svg:width="2.7cm" svg:height="1.1cm" svg:x="8.2cm" svg:y="12.1cm">
          <draw:text-box>
            <text:p><text:span text:style-name="T4">VPIN</text:span></text:p>
          </draw:text-box>
        </draw:frame>
        <draw:frame draw:style-name="gr18" draw:text-style-name="P7" draw:layer="layout" svg:width="2.7cm" svg:height="0.831cm" svg:x="13.4cm" svg:y="5.8cm">
          <draw:text-box>
            <text:p><text:span text:style-name="T5">VSB3P3</text:span></text:p>
          </draw:text-box>
        </draw:frame>
        <draw:connector draw:style-name="gr11" draw:text-style-name="P6" draw:layer="layout" draw:type="line" svg:x1="11cm" svg:y1="3.3cm" svg:x2="9.8cm" svg:y2="3.3cm" draw:start-shape="id5" draw:start-glue-point="3" draw:end-shape="id10" svg:d="M11000 3300h-1200" svg:viewBox="0 0 1201 1">
          <text:p/>
        </draw:connector>
        <draw:custom-shape draw:style-name="gr19" draw:text-style-name="P4" xml:id="id12" draw:id="id12" draw:layer="layout" svg:width="1.6cm" svg:height="1cm" svg:x="15.2cm" svg:y="2.7cm">
          <text:p text:style-name="P2"><text:span text:style-name="T2">Control</text:span></text:p>
          <text:p text:style-name="P2"><text:span text:style-name="T2">i/f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14" draw:id="id14" draw:layer="layout" svg:width="1.41cm" svg:height="1cm" svg:x="17.59cm" svg:y="2.7cm">
          <text:p text:style-name="P2"><text:span text:style-name="T2">Data</text:span></text:p>
          <text:p text:style-name="P2"><text:span text:style-name="T2">i/f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15.4cm" svg:y1="7.4cm" svg:x2="16cm" svg:y2="3.7cm" draw:start-shape="id11" draw:start-glue-point="1" draw:end-shape="id12" draw:end-glue-point="2" svg:d="M15400 7400h600v-3700" svg:viewBox="0 0 601 3701">
          <text:p/>
        </draw:connector>
        <draw:connector draw:style-name="gr10" draw:text-style-name="P6" draw:layer="layout" svg:x1="15.4cm" svg:y1="8.6cm" svg:x2="18.295cm" svg:y2="3.7cm" draw:start-shape="id13" draw:start-glue-point="1" draw:end-shape="id14" draw:end-glue-point="2" svg:d="M15400 8600h2895v-4900" svg:viewBox="0 0 2896 4901">
          <text:p/>
        </draw:connector>
        <draw:frame draw:style-name="gr18" draw:text-style-name="P7" draw:layer="layout" svg:width="2.7cm" svg:height="0.831cm" svg:x="15.9cm" svg:y="7.9cm">
          <draw:text-box>
            <text:p><text:span text:style-name="T5">V3P3</text:span></text:p>
          </draw:text-box>
        </draw:frame>
        <draw:frame draw:style-name="gr18" draw:text-style-name="P7" draw:layer="layout" svg:width="2cm" svg:height="0.831cm" svg:x="12cm" svg:y="12.1cm">
          <draw:text-box>
            <text:p><text:span text:style-name="T4">VSYS</text:span></text:p>
          </draw:text-box>
        </draw:frame>
        <draw:custom-shape draw:style-name="gr21" draw:text-style-name="P4" xml:id="id15" draw:id="id15" draw:layer="layout" svg:width="1.41cm" svg:height="0.8cm" svg:x="16.7cm" svg:y="7cm">
          <text:p text:style-name="P2"><text:span text:style-name="T2">uC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1.7cm" svg:height="1cm" svg:x="19cm" svg:y="8.1cm">
          <text:p text:style-name="P2"><text:span text:style-name="T2">uP &amp; </text:span></text:p>
          <text:p text:style-name="P2"><text:span text:style-name="T2">Trunk i/f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15.4cm" svg:y1="7.4cm" svg:x2="16.7cm" svg:y2="7.4cm" draw:start-shape="id11" draw:start-glue-point="1" draw:end-shape="id15" draw:end-glue-point="3" svg:d="M15400 7400h1300" svg:viewBox="0 0 1301 1">
          <text:p/>
        </draw:connector>
        <draw:connector draw:style-name="gr10" draw:text-style-name="P6" draw:layer="layout" svg:x1="15.4cm" svg:y1="8.6cm" svg:x2="19cm" svg:y2="8.6cm" draw:start-shape="id13" draw:start-glue-point="1" draw:end-shape="id16" draw:end-glue-point="3" svg:d="M15400 8600h3600" svg:viewBox="0 0 3601 1">
          <text:p/>
        </draw:connector>
        <draw:frame draw:style-name="gr18" draw:text-style-name="P7" draw:layer="layout" svg:width="2.2cm" svg:height="0.831cm" svg:x="5cm" svg:y="8.669cm">
          <draw:text-box>
            <text:p><text:span text:style-name="T4">VUSB</text:span></text:p>
          </draw:text-box>
        </draw:frame>
        <draw:custom-shape draw:style-name="gr23" draw:text-style-name="P4" xml:id="id18" draw:id="id18" draw:layer="layout" svg:width="2.3cm" svg:height="1.8cm" svg:x="20cm" svg:y="14.9cm">
          <draw:glue-point draw:id="4" svg:x="1.086cm" svg:y="-5cm"/>
          <draw:glue-point draw:id="5" svg:x="-1.086cm" svg:y="-5cm"/>
          <text:p text:style-name="P2"><text:span text:style-name="T2">PoE</text:span></text:p>
          <text:p text:style-name="P2"><text:span text:style-name="T2">Mgmt</text:span></text:p>
          <draw:enhanced-geometry svg:viewBox="0 0 21600 21600" draw:type="rectangle" draw:enhanced-path="M 0 0 L 21600 0 21600 21600 0 21600 0 0 Z N"/>
        </draw:custom-shape>
        <draw:connector draw:style-name="gr24" draw:text-style-name="P6" draw:layer="layout" svg:x1="22.8cm" svg:y1="9.3cm" svg:x2="21.399cm" svg:y2="14.9cm" draw:start-shape="id17" draw:start-glue-point="3" draw:end-shape="id18" draw:end-glue-point="4" svg:d="M22800 9300h-1401v5600" svg:viewBox="0 0 1402 5601">
          <text:p/>
        </draw:connector>
        <draw:connector draw:style-name="gr24" draw:text-style-name="P6" draw:layer="layout" svg:x1="22.8cm" svg:y1="7.6cm" svg:x2="20.901cm" svg:y2="14.9cm" draw:start-shape="id19" draw:start-glue-point="3" draw:end-shape="id18" draw:end-glue-point="5" svg:d="M22800 7600h-1899v7300" svg:viewBox="0 0 1900 7301">
          <text:p/>
        </draw:connector>
        <draw:connector draw:style-name="gr25" draw:text-style-name="P6" draw:layer="layout" svg:x1="20cm" svg:y1="15.8cm" svg:x2="17.61cm" svg:y2="15.8cm" draw:start-shape="id18" draw:start-glue-point="3" draw:end-shape="id20" draw:end-glue-point="1" svg:d="M20000 15800h-2390" svg:viewBox="0 0 2391 1">
          <text:p/>
        </draw:connector>
        <draw:connector draw:style-name="gr25" draw:text-style-name="P6" draw:layer="layout" svg:x1="15.6cm" svg:y1="15.8cm" svg:x2="13.105cm" svg:y2="15.8cm" draw:start-shape="id20" draw:start-glue-point="3" draw:end-shape="id4" draw:end-glue-point="1" svg:d="M15600 15800h-2495" svg:viewBox="0 0 2496 1">
          <text:p/>
        </draw:connector>
        <draw:frame draw:style-name="gr18" draw:text-style-name="P7" draw:layer="layout" svg:width="2.7cm" svg:height="0.831cm" svg:x="16cm" svg:y="9cm">
          <draw:text-box>
            <text:p><text:span text:style-name="T5">V1P8</text:span></text:p>
          </draw:text-box>
        </draw:frame>
        <draw:frame draw:style-name="gr18" draw:text-style-name="P7" draw:layer="layout" svg:width="2.7cm" svg:height="0.831cm" svg:x="16cm" svg:y="10.169cm">
          <draw:text-box>
            <text:p><text:span text:style-name="T5">VCORE</text:span></text:p>
          </draw:text-box>
        </draw:frame>
        <draw:custom-shape draw:style-name="gr21" draw:text-style-name="P4" draw:layer="layout" svg:width="1.41cm" svg:height="0.8cm" svg:x="19.1cm" svg:y="10.6cm">
          <text:p text:style-name="P2"><text:span text:style-name="T2">uP</text:span></text:p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2.788cm" svg:height="0.971cm" svg:x="3.7cm" svg:y="2.029cm">
          <draw:text-box>
            <text:p><text:span text:style-name="T6">Branch</text:span></text:p>
          </draw:text-box>
        </draw:frame>
        <draw:frame draw:style-name="gr27" draw:text-style-name="P8" draw:layer="layout" svg:width="2.026cm" svg:height="0.971cm" svg:x="3.6cm" svg:y="6cm">
          <draw:text-box>
            <text:p><text:span text:style-name="T6">Root</text:span></text:p>
          </draw:text-box>
        </draw:frame>
        <draw:frame draw:style-name="gr28" draw:text-style-name="P8" draw:layer="layout" svg:width="2.407cm" svg:height="0.971cm" svg:x="3.6cm" svg:y="15.429cm">
          <draw:text-box>
            <text:p><text:span text:style-name="T6">Power</text:span></text:p>
          </draw:text-box>
        </draw:frame>
        <draw:custom-shape draw:style-name="gr29" draw:text-style-name="P4" xml:id="id21" draw:id="id21" draw:layer="layout" svg:width="2.01cm" svg:height="1.3cm" svg:x="8.99cm" svg:y="13.2cm">
          <draw:glue-point draw:id="4" svg:x="-4.95cm" svg:y="-1.923cm"/>
          <draw:glue-point draw:id="5" svg:x="-4.95cm" svg:y="1.923cm"/>
          <text:p text:style-name="P2"><text:span text:style-name="T2">Power</text:span></text:p>
          <text:p text:style-name="P2"><text:span text:style-name="T2">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6" draw:layer="layout" svg:x1="7.6cm" svg:y1="14.1cm" svg:x2="9.001cm" svg:y2="14.099cm" draw:start-shape="id2" draw:start-glue-point="1" draw:end-shape="id21" draw:end-glue-point="5" svg:d="M7600 14100h691v-1h710" svg:viewBox="0 0 1402 2">
          <text:p/>
        </draw:connector>
        <draw:connector draw:style-name="gr11" draw:text-style-name="P6" draw:layer="layout" draw:line-skew="0.005cm" svg:x1="7.6cm" svg:y1="10.2cm" svg:x2="9.001cm" svg:y2="13.601cm" draw:start-shape="id6" draw:start-glue-point="1" draw:end-shape="id21" draw:end-glue-point="4" svg:d="M7600 10200h696v3401h705" svg:viewBox="0 0 1402 3402">
          <text:p/>
        </draw:connector>
        <draw:line draw:style-name="gr12" draw:text-style-name="P6" draw:layer="layout" svg:x1="11cm" svg:y1="13.8cm" svg:x2="12cm" svg:y2="13.8cm">
          <text:p/>
        </draw:line>
        <draw:custom-shape draw:style-name="gr7" draw:text-style-name="P4" xml:id="id22" draw:id="id22" draw:layer="layout" svg:width="2.3cm" svg:height="1cm" svg:x="22.9cm" svg:y="15.3cm">
          <text:p text:style-name="P2"><text:span text:style-name="T2">DC In</text:span></text:p>
          <text:p text:style-name="P2"><text:span text:style-name="T2">Connector</text:span></text:p>
          <draw:enhanced-geometry svg:viewBox="0 0 21600 21600" draw:type="rectangle" draw:enhanced-path="M 0 0 L 21600 0 21600 21600 0 21600 0 0 Z N"/>
        </draw:custom-shape>
        <draw:connector draw:style-name="gr25" draw:text-style-name="P6" draw:layer="layout" svg:x1="22.9cm" svg:y1="15.8cm" svg:x2="22.31cm" svg:y2="15.8cm" draw:start-shape="id22" svg:d="M22900 15800h-590" svg:viewBox="0 0 591 1">
          <text:p/>
        </draw:connector>
        <draw:frame draw:style-name="gr31" draw:text-style-name="P9" draw:layer="layout" svg:width="14.937cm" svg:height="1.127cm" svg:x="7.2cm" svg:y="19.5cm">
          <draw:text-box>
            <text:p><text:span text:style-name="T7">Tree Power </text:span><text:span text:style-name="T8">Distribution</text:span><text:span text:style-name="T7"> Diagram</text:span></text:p>
          </draw:text-box>
        </draw:frame>
        <draw:frame draw:style-name="gr32" draw:text-style-name="P10" draw:layer="layout" svg:width="6.344cm" svg:height="3.149cm" svg:x="2.4cm" svg:y="17.1cm">
          <draw:text-box>
            <text:p><text:span text:style-name="T9">Legend:</text:span><text:span text:style-name="T10"> </text:span></text:p>
            <text:p><text:span text:style-name="T10">I/F interface</text:span></text:p>
            <text:p><text:span text:style-name="T10">PoE Power over Ethernet</text:span></text:p>
            <text:p><text:span text:style-name="T10">uP <text:s/>Microprocessor</text:span></text:p>
            <text:p><text:span text:style-name="T10">uC <text:s/>Microcontroller</text:span></text:p>
            <text:p><text:span text:style-name="T10"/></text:p>
          </draw:text-box>
        </draw:frame>
        <draw:line draw:style-name="gr12" draw:text-style-name="P6" draw:layer="layout" svg:x1="12cm" svg:y1="3.8cm" svg:x2="12cm" svg:y2="1.2cm">
          <text:p/>
        </draw:line>
        <draw:line draw:style-name="gr33" draw:text-style-name="P6" draw:layer="layout" svg:x1="16cm" svg:y1="2.7cm" svg:x2="16cm" svg:y2="1.2cm">
          <text:p/>
        </draw:line>
        <draw:line draw:style-name="gr33" draw:text-style-name="P6" draw:layer="layout" svg:x1="18.3cm" svg:y1="2.7cm" svg:x2="18.3cm" svg:y2="1.2cm">
          <text:p/>
        </draw:line>
        <draw:custom-shape draw:style-name="gr34" draw:text-style-name="P4" draw:layer="layout" svg:width="2.4cm" svg:height="1cm" svg:x="18.3cm" svg:y="9.3cm">
          <text:p text:style-name="P2"><text:span text:style-name="T2">uP,DDR &amp; </text:span></text:p>
          <text:p text:style-name="P2"><text:span text:style-name="T2">Root i/f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line-skew="-0.218cm" svg:x1="15.4cm" svg:y1="7.4cm" svg:x2="15.7cm" svg:y2="13.6cm" draw:start-shape="id11" draw:start-glue-point="1" draw:end-shape="id23" draw:end-glue-point="0" svg:d="M15400 7400h300v3350 2850" svg:viewBox="0 0 301 6201">
          <text:p/>
        </draw:connector>
        <draw:custom-shape draw:style-name="gr19" draw:text-style-name="P4" xml:id="id23" draw:id="id23" draw:layer="layout" svg:width="1.6cm" svg:height="1cm" svg:x="14.9cm" svg:y="13.6cm">
          <text:p text:style-name="P2"><text:span text:style-name="T2">Control</text:span></text:p>
          <text:p text:style-name="P2"><text:span text:style-name="T2">i/f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xml:id="id5" draw:id="id5" draw:layer="layout" svg:width="2.01cm" svg:height="1cm" svg:x="11cm" svg:y="2.8cm">
          <text:p text:style-name="P2"><text:span text:style-name="T3">Load</text:span></text:p>
          <text:p text:style-name="P2"><text:span text:style-name="T3">Switc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21:46:55.820000000</meta:creation-date>
    <dc:date>2017-02-01T17:01:08.103000000</dc:date>
    <meta:editing-duration>PT1H49M9S</meta:editing-duration>
    <meta:editing-cycles>7</meta:editing-cycles>
    <meta:generator>LibreOffice/5.2.4.2$Windows_x86 LibreOffice_project/3d5603e1122f0f102b62521720ab13a38a4e0eb0</meta:generator>
    <meta:document-statistic meta:object-count="74"/>
  </office:meta>
</office:document-meta>
</file>